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8pt" fo:font-weight="bold" officeooo:rsid="00175793" officeooo:paragraph-rsid="00175793" style:font-size-asian="88pt" style:font-weight-asian="bold" style:font-size-complex="88pt" style:font-weight-complex="bold"/>
    </style:style>
    <style:style style:name="P2" style:family="paragraph" style:parent-style-name="Standard">
      <style:text-properties fo:font-size="80pt" fo:font-weight="bold" officeooo:rsid="00182dc2" officeooo:paragraph-rsid="00213e0c" style:font-size-asian="80pt" style:font-weight-asian="bold" style:font-size-complex="80pt" style:font-weight-complex="bold"/>
    </style:style>
    <style:style style:name="T1" style:family="text">
      <style:text-properties officeooo:rsid="00195339"/>
    </style:style>
    <style:style style:name="T2" style:family="text">
      <style:text-properties officeooo:rsid="001a7cc4"/>
    </style:style>
    <style:style style:name="T3" style:family="text">
      <style:text-properties officeooo:rsid="001c4a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T3">4.2.2</text:span></text:p>
      <text:p text:style-name="P2"><text:span text:style-name="T3">Capítulos de <text:s text:c="2"/>Libr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5:01:32.545196873</meta:creation-date>
    <dc:date>2015-03-02T15:10:12.623449570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2" meta:word-count="4" meta:character-count="26" meta:non-whitespace-character-count="22"/>
  </office:meta>
</office:document-meta>
</file>